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9" style:family="table-row">
      <style:table-row-properties style:min-row-height="0.806cm" fo:keep-together="auto"/>
    </style:style>
    <style:style style:name="Table1.23" style:family="table-row">
      <style:table-row-properties style:min-row-height="0.806cm"/>
    </style:style>
    <style:style style:name="P1" style:family="paragraph" style:parent-style-name="Standard">
      <style:text-properties officeooo:rsid="00102a52" officeooo:paragraph-rsid="00102a52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1c4" officeooo:paragraph-rsid="00106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a52" officeooo:paragraph-rsid="00102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1c4" officeooo:paragraph-rsid="00106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2a52" officeooo:paragraph-rsid="00102a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02a52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officeooo:rsid="001061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orre media</text:h>
      <text:p text:style-name="P1"/>
      <table:table table:name="Table1" table:style-name="Table1" table:template-name="Default Style">
        <table:table-column table:style-name="Table1.A" table:number-columns-repeated="2"/>
        <table:table-row table:style-name="TableLine94256304034896">
          <table:table-cell table:style-name="Table1.A1" office:value-type="string">
            <text:p text:style-name="P7">Económico</text:p>
          </table:table-cell>
          <table:table-cell table:style-name="Table1.B1" office:value-type="string">
            <text:p text:style-name="P7">Caro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 table:style-name="Table1.2">
          <table:table-cell table:style-name="Table1.A3" table:number-columns-spanned="2" office:value-type="string">
            <text:p text:style-name="P5">Fabricante: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/>
          </table:table-cell>
        </table:table-row>
        <table:table-row table:style-name="Table1.2">
          <table:table-cell table:style-name="Table1.A3" table:number-columns-spanned="2" office:value-type="string">
            <text:p text:style-name="P5">URL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3" table:number-columns-spanned="2" office:value-type="string">
            <text:p text:style-name="P5">Factor de forma soportado <text:span text:style-name="T2">de placa base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4"/>
          </table:table-cell>
        </table:table-row>
        <table:table-row table:style-name="Table1.9">
          <table:table-cell table:style-name="Table1.A3" table:number-columns-spanned="2" office:value-type="string">
            <text:p text:style-name="P5">Fonte soportada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2"/>
          </table:table-cell>
        </table:table-row>
        <table:table-row table:style-name="Table1.9">
          <table:table-cell table:style-name="Table1.A3" table:number-columns-spanned="2" office:value-type="string">
            <text:p text:style-name="P8"><text:span text:style-name="T1">Número máximo de discos SSD</text:span>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 table:style-name="Table1.9">
          <table:table-cell table:style-name="Table1.A3" table:number-columns-spanned="2" office:value-type="string">
            <text:p text:style-name="P8"><text:span text:style-name="T1">Número máximo de discos HD</text:span>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 table:style-name="Table1.9">
          <table:table-cell table:style-name="Table1.A3" table:number-columns-spanned="2" office:value-type="string">
            <text:p text:style-name="P5">Dimensións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2"/>
          </table:table-cell>
        </table:table-row>
        <table:table-row table:style-name="Table1.9">
          <table:table-cell table:style-name="Table1.A3" table:number-columns-spanned="2" office:value-type="string">
            <text:p text:style-name="P5">Tipo de torre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2"/>
          </table:table-cell>
        </table:table-row>
        <table:table-row table:style-name="Table1.9">
          <table:table-cell table:style-name="Table1.A3" table:number-columns-spanned="2" office:value-type="string">
            <text:p text:style-name="P5">Materiais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  <table:table-row table:style-name="Table1.9">
          <table:table-cell table:style-name="Table1.A3" table:number-columns-spanned="2" office:value-type="string">
            <text:p text:style-name="P6">Slots de expansión (nº)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"/>
          </table:table-cell>
        </table:table-row>
        <table:table-row table:style-name="Table1.23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1-10T11:51:38.518928767</meta:creation-date>
    <dc:date>2021-11-10T12:10:05.356085142</dc:date>
    <dc:creator>belay </dc:creator>
    <meta:editing-duration>PT8M6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13" meta:word-count="34" meta:character-count="200" meta:non-whitespace-character-count="179"/>
  </office:meta>
</office:document-meta>
</file>